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Normal" style:list-style-name="LFO1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3" style:parent-style-name="Normal" style:list-style-name="LFO1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4" style:parent-style-name="Normal" style:list-style-name="LFO1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5" style:parent-style-name="Normal" style:list-style-name="LFO1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6" style:parent-style-name="Normal" style:list-style-name="LFO1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7" style:parent-style-name="Normal" style:list-style-name="LFO1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8" style:parent-style-name="Normal" style:list-style-name="LFO1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9" style:parent-style-name="Normal" style:list-style-name="LFO1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P10" style:parent-style-name="Textbody" style:list-style-name="LFO2" style:family="paragraph"/>
    <style:style style:name="T11" style:parent-style-name="DefaultParagraphFont" style:family="text">
      <style:text-properties fo:font-weight="bold" style:font-weight-asian="bold"/>
    </style:style>
    <style:style style:name="T12" style:parent-style-name="ilfuvd" style:family="text">
      <style:text-properties fo:font-weight="bold" style:font-weight-asian="bold" style:font-weight-complex="bold"/>
    </style:style>
    <style:style style:name="T13" style:parent-style-name="ilfuvd" style:family="text">
      <style:text-properties fo:font-weight="bold" style:font-weight-asian="bold" style:font-weight-complex="bold"/>
    </style:style>
    <style:style style:name="T14" style:parent-style-name="ilfuvd" style:family="text">
      <style:text-properties fo:font-weight="bold" style:font-weight-asian="bold" style:font-weight-complex="bold"/>
    </style:style>
    <style:style style:name="T15" style:parent-style-name="ilfuvd" style:family="text">
      <style:text-properties fo:font-weight="bold" style:font-weight-asian="bold" style:font-weight-complex="bold"/>
    </style:style>
    <style:style style:name="T16" style:parent-style-name="ilfuvd" style:family="text">
      <style:text-properties fo:font-weight="bold" style:font-weight-asian="bold" style:font-weight-complex="bold"/>
    </style:style>
    <style:style style:name="T17" style:parent-style-name="ilfuvd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style:font-name="Wingdings" style:font-name-asian="Wingdings" style:font-name-complex="Wingdings"/>
    </style:style>
    <style:style style:name="T19" style:parent-style-name="DefaultParagraphFont" style:family="text">
      <style:text-properties style:font-name="Wingdings" style:font-name-asian="Wingdings" style:font-name-complex="Wingdings"/>
    </style:style>
    <style:style style:name="T20" style:parent-style-name="ilfuvd" style:family="text">
      <style:text-properties fo:font-weight="bold" style:font-weight-asian="bold" style:font-weight-complex="bold"/>
    </style:style>
    <style:style style:name="T21" style:parent-style-name="ilfuvd" style:family="text">
      <style:text-properties fo:font-weight="bold" style:font-weight-asian="bold" style:font-weight-complex="bold"/>
    </style:style>
    <style:style style:name="T22" style:parent-style-name="ilfuvd" style:family="text">
      <style:text-properties fo:font-weight="bold" style:font-weight-asian="bold" style:font-weight-complex="bold"/>
    </style:style>
    <style:style style:name="T23" style:parent-style-name="ilfuvd" style:family="text">
      <style:text-properties fo:font-weight="bold" style:font-weight-asian="bold" style:font-weight-complex="bold"/>
    </style:style>
    <style:style style:name="T24" style:parent-style-name="ilfuvd" style:family="text">
      <style:text-properties fo:font-weight="bold" style:font-weight-asian="bold" style:font-weight-complex="bold"/>
    </style:style>
    <style:style style:name="T25" style:parent-style-name="ilfuvd" style:family="text">
      <style:text-properties fo:font-weight="bold" style:font-weight-asian="bold" style:font-weight-complex="bold"/>
    </style:style>
    <style:style style:name="T26" style:parent-style-name="ilfuvd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Linux Interview Questions</text:p>
      <text:p text:style-name="Standard"/>
      <text:p text:style-name="Standard">1) In Ubuntu server I have fired a command “cat /etc/where-release”, what it will gives me?</text:p>
      <text:p text:style-name="Standard">Ans) It will gives Kernal version, Hardware Information,<text:s/>Processor, Graphics, System Status,</text:p>
      <text:p text:style-name="Standard"><text:tab/><text:tab/>etc………</text:p>
      <text:p text:style-name="Standard">2) The command uname –a what it will gives me?</text:p>
      <text:p text:style-name="Standard">Ans) uname is a command which provide the information like Kernal name,machine hostname,kernal version,system date ,cpu architecture and operating system name.</text:p>
      <text:list text:style-name="LFO1" text:continue-numbering="true">
        <text:list-item>
          <text:p text:style-name="P2">kernel name</text:p>
        </text:list-item>
        <text:list-item>
          <text:p text:style-name="P3">node name</text:p>
        </text:list-item>
        <text:list-item>
          <text:p text:style-name="P4">kernel release</text:p>
        </text:list-item>
        <text:list-item>
          <text:p text:style-name="P5">kernel version</text:p>
        </text:list-item>
        <text:list-item>
          <text:p text:style-name="P6">machiine</text:p>
        </text:list-item>
        <text:list-item>
          <text:p text:style-name="P7">processor</text:p>
        </text:list-item>
        <text:list-item>
          <text:p text:style-name="P8">hardware platform</text:p>
        </text:list-item>
        <text:list-item>
          <text:p text:style-name="P9">operating system</text:p>
        </text:list-item>
      </text:list>
      <text:p text:style-name="Standard">3) Let say that I have one shell script, I wanted to be executed whenever the system boot</text:p>
      <text:p text:style-name="Standard">time, it should not be executing at any other time, it exacted only boot time. In this scenario</text:p>
      <text:p text:style-name="Standard">what will do?</text:p>
      <text:p text:style-name="Standard">Ans)</text:p>
      <text:p text:style-name="Standard"/>
      <text:p text:style-name="Standard">4) What is the difference between bash_profile and bashrc file in user home directory?</text:p>
      <text:p text:style-name="Standard">Ans)bash_profile will execute for login shells only, when bashrc will execute for interactively non-login shells.</text:p>
      <text:p text:style-name="Standard"/>
      <text:p text:style-name="Standard">5)<text:s/>What is Login Shell and Non Login shell</text:p>
      <text:p text:style-name="Standard">Ans)When you login using username and password via console,or remotely,first <text:s/>.bash_profile is executed to configure the shell <text:s/>before to prompt the command.</text:p>
      <text:p text:style-name="Standard"/>
      <text:p text:style-name="Standard">Login shell is the first process that executes under our<text:s/>user ID when we log in to a session. ... If the output is the name of our shell, prepended by a dash, then it is a login shell. For example -bash, -su etc. <text:s/>Non login shell is started by a program without a login.</text:p>
      <text:p text:style-name="Standard"/>
      <text:p text:style-name="Standard">6) Can you explain me the contents in /etc/shadow file?</text:p>
      <text:p text:style-name="Standard">Ans)it contains user password information. Contents of /etc/shadow file as listed below.</text:p>
      <text:p text:style-name="Standard">1.username field:it denotes the username or user account name.</text:p>
      <text:p text:style-name="Standard">2.password field: this field stores the password in encrypted format.</text:p>
      <text:p text:style-name="Standard">3.last password change:this field denoted when the last password has been changed.</text:p>
      <text:p text:style-name="Standard">4.minimum days between password changed: This field denotes the minimum number of days after which a user can change his password.</text:p>
      <text:p text:style-name="Standard">5.password validity:this field denoted number days which password is valid.</text:p>
      <text:p text:style-name="Standard">6.warning threshold:this field denoted for number days a user can get the warning message about password validity.</text:p>
      <text:p text:style-name="Standard">7.password inactive:this field denoted the password expiry.</text:p>
      <text:p text:style-name="Standard">8.time since account is disable:his field denotes the number of days,which account is disabled.</text:p>
      <text:p text:style-name="Standard"/>
      <text:p text:style-name="Standard">7) How is your knowledge on Linux File System?</text:p>
      <text:p text:style-name="Standard">Ans)file system is a collection of files and directories.</text:p>
      <text:list text:style-name="LFO2" text:continue-numbering="true">
        <text:list-item>
          <text:p text:style-name="P10">It has a root directory (<text:span text:style-name="T11">/</text:span>) that contains other files and directories.</text:p>
        </text:list-item>
      </text:list>
      <text:p text:style-name="Textbody">8) Have you worked on /srv directory?</text:p>
      <text:p text:style-name="Textbody">Ans)<text:s/><text:span text:style-name="ilfuvd">The /</text:span><text:span text:style-name="T12">srv</text:span><text:span text:style-name="ilfuvd">/<text:s/></text:span><text:span text:style-name="T13">directory</text:span><text:span text:style-name="ilfuvd"><text:s/>contains site-specific data served by your system running Red Hat Enterprise<text:s/></text:span><text:span text:style-name="T14">Linux</text:span><text:span text:style-name="ilfuvd">. This<text:s/></text:span><text:span text:style-name="T15">directory</text:span><text:span text:style-name="ilfuvd"><text:s/>gives users the location of data files for a particular service</text:span></text:p>
      <text:p text:style-name="Textbody">9) What is the difference between /bin and /sbin directory?</text:p>
      <text:p text:style-name="Standard">Ans)/bin filesystem contains binary executable files.</text:p>
      <text:p text:style-name="Standard"><text:s text:c="7"/>/sbin also contain binary executable files but the linux command located under this directory will use only system admins for system maintainance.</text:p>
      <text:p text:style-name="Standard"/>
      <text:p text:style-name="Standard">10) What configuration we have to set to do for normal user and<text:s/>root user differentiation?</text:p>
      <text:p text:style-name="Standard">Ans)permissions.normal user and root user have different permission. To <text:s/>differentiate between normal user and root users is sudo pernissions.we have to configure sudo permission in /etc/sudoers.</text:p>
      <text:p text:style-name="Standard"><text:s text:c="15"/></text:p>
      <text:p text:style-name="Standard"/>
      <text:p text:style-name="Standard">11) There is some settings which makes doesn’t show some advanced commands to</text:p>
      <text:p text:style-name="Standard">normal user? What are those settings?</text:p>
      <text:p text:style-name="Standard">Ans)</text:p>
      <text:p text:style-name="Standard"/>
      <text:p text:style-name="Standard">12) What is PATH and what does it do?</text:p>
      <text:p text:style-name="Standard">Ans) <text:s/><text:span text:style-name="ilfuvd">The<text:s/></text:span><text:span text:style-name="T16">PATH<text:s/></text:span><text:span text:style-name="ilfuvd"><text:s/>is an internal<text:s/></text:span><text:span text:style-name="T17">command</text:span><text:span text:style-name="ilfuvd"><text:s/>that is available in the in the Linux</text:span></text:p>
      <text:p text:style-name="Standard"><text:span text:style-name="ilfuvd">It will set the path’s in Linux</text:span></text:p>
      <text:p text:style-name="Standard"/>
      <text:p text:style-name="Standard">13)Which lang u prefer?</text:p>
      <text:p text:style-name="Standard">Ans) ShellScript for scripting</text:p>
      <text:p text:style-name="Standard"/>
      <text:p text:style-name="Standard">14)Difference between $* and $@</text:p>
      <text:p text:style-name="Standard">Ans) $* --<text:span text:style-name="T18"></text:span><text:s/>It gives all arguments as a one string</text:p>
      <text:p text:style-name="Standard"><text:tab/>$@ -<text:span text:style-name="T19"></text:span><text:s/>It gives each argument as one separate string</text:p>
      <text:p text:style-name="Standard"/>
      <text:p text:style-name="Standard">15)Explain about Cron Job?</text:p>
      <text:p text:style-name="Standard">Ans)cron job is used to schedules a command or script on your server to run automatically at a specified time and date. A cron job is the scheduled task itself. Cron jobs can be very useful to automate repetitive tasks.</text:p>
      <text:p text:style-name="Standard"/>
      <text:p text:style-name="Standard">16)How to check one software where is installed in Linux machine? Suppose<text:s/>take Jenkins.</text:p>
      <text:p text:style-name="Standard">Ans)in linux use the command</text:p>
      <text:p text:style-name="Standard"><text:s text:c="9"/></text:p>
      <text:p text:style-name="Standard"><text:s text:c="9"/>rpm -qa</text:p>
      <text:p text:style-name="Standard"/>
      <text:p text:style-name="Standard">17)How to set the path which is accessible by the all the users?</text:p>
      <text:p text:style-name="Standard">Ans) Login as root user set the path like as follows:</text:p>
      <text:p text:style-name="Standard"><text:tab/>echo ‘export PATH=$PATH:$JAVA_HOME/bin’ <text:s/>&gt;&gt;<text:s text:c="2"/>~/.bash_profile</text:p>
      <text:p text:style-name="Standard"><text:tab/>source ~/.bash_profile<text:s/></text:p>
      <text:p text:style-name="Standard"/>
      <text:p text:style-name="Standard">18)How to create the user?</text:p>
      <text:p text:style-name="Standard">Ans) to create user use the below command</text:p>
      <text:p text:style-name="Standard"><text:s text:c="7"/>useradd &lt;username&gt;</text:p>
      <text:p text:style-name="Standard"/>
      <text:p text:style-name="Standard">19)How to create the group?</text:p>
      <text:p text:style-name="Standard">Ans) to create group use below command</text:p>
      <text:p text:style-name="Standard"><text:s text:c="8"/>groupadd &lt;groupname&gt;</text:p>
      <text:p text:style-name="Standard"/>
      <text:p text:style-name="Standard">20)How to add user<text:s/>to group?</text:p>
      <text:p text:style-name="Standard">Ans) to add user to group</text:p>
      <text:p text:style-name="Standard"><text:s text:c="9"/>usermod -g &lt;groupname&gt; <text:s/>&lt;username&gt;</text:p>
      <text:p text:style-name="Standard"/>
      <text:p text:style-name="Standard">21)How to check CPU utilization?</text:p>
      <text:p text:style-name="Standard">Ans) <text:s/>type top command to know cpu utilization in the server and also we can use below command.</text:p>
      <text:p text:style-name="Standard"><text:s text:c="8"/>Lscpu</text:p>
      <text:p text:style-name="Standard"><text:s text:c="13"/>or</text:p>
      <text:p text:style-name="Standard"><text:s text:c="11"/>top</text:p>
      <text:p text:style-name="Standard"/>
      <text:p text:style-name="Standard"/>
      <text:p text:style-name="Standard">22)What is load average?</text:p>
      <text:p text:style-name="Standard">Ans) Load average – is the average system load calculated over a given period of time of 1, 5 and 15 minutes.</text:p>
      <text:p text:style-name="Standard"/>
      <text:p text:style-name="Standard">23)What is the difference between load average and cpu load?</text:p>
      <text:p text:style-name="Standard">Ans)Load average is a measurement of how many tasks are waiting in a kernel run queue (not just CPU time but also disk activity) over a period of time. CPU utilization is a measure of how busy the CPU is right now.</text:p>
      <text:p text:style-name="Standard"/>
      <text:p text:style-name="Standard">24)What is load average?</text:p>
      <text:p text:style-name="Standard">Ans) Load average – is the average system load calculated over a given<text:s/>period of time of 1, 5 and 15 minutes.</text:p>
      <text:p text:style-name="Standard"/>
      <text:p text:style-name="Standard">25)What is Inode?</text:p>
      <text:p text:style-name="Standard">Ans)it is data structure it contains file information does not contain either file name or directory name.</text:p>
      <text:p text:style-name="Standard"/>
      <text:p text:style-name="Standard">26)What is Sticky bit?</text:p>
      <text:p text:style-name="Standard">Ans)<text:s/><text:span text:style-name="ilfuvd">the<text:s/></text:span><text:span text:style-name="T20">sticky bit</text:span><text:span text:style-name="ilfuvd"><text:s/>is only relevant for directories. ... A<text:s/></text:span><text:span text:style-name="T21">sticky<text:s/></text:span><text:span text:style-name="T22">bit</text:span><text:span text:style-name="ilfuvd"><text:s/>is a permission<text:s/></text:span><text:span text:style-name="T23">bit</text:span><text:span text:style-name="ilfuvd"><text:s/>that is set on a directory that allows only the owner of the file within that directory or the root user to delete or rename the file.</text:span></text:p>
      <text:p text:style-name="Standard"/>
      <text:p text:style-name="Standard">27)How to check process is in waiting state or not?</text:p>
      <text:p text:style-name="Standard">Ans)using top command we can check how many<text:s/>process is running or waiting state.</text:p>
      <text:p text:style-name="Standard"/>
      <text:p text:style-name="Standard">8)What is process?</text:p>
      <text:p text:style-name="Standard">Ans)A process is an executing (i.e., running) instance of a program. Processes are also frequently referred to as tasks.</text:p>
      <text:p text:style-name="Standard"/>
      <text:p text:style-name="Standard">29)What is thread?</text:p>
      <text:soft-page-break/>
      <text:p text:style-name="Standard">Ans)<text:s/><text:span text:style-name="ilfuvd">A<text:s/></text:span><text:span text:style-name="T24">thread</text:span><text:span text:style-name="ilfuvd"><text:s/>is a path of execution within a process. A p</text:span><text:span text:style-name="ilfuvd">rocess can contain multiple<text:s/></text:span><text:span text:style-name="T25">threads</text:span><text:span text:style-name="ilfuvd">. The primary difference is that<text:s/></text:span><text:span text:style-name="T26">threads</text:span><text:span text:style-name="ilfuvd"><text:s/>within the same process run in a shared memory space, while processes run in separate memory spaces.</text:span><text:line-break/></text:p>
      <text:p text:style-name="Standard">30)On what process the server will shutdown?</text:p>
      <text:p text:style-name="Standard">Ans) service servicename shutdown</text:p>
      <text:p text:style-name="Standard"><text:tab/>Ex: <text:s/>service sshd shutdown (login as root user only can)</text:p>
      <text:p text:style-name="Standard"/>
      <text:p text:style-name="Standard">31)How to find the empty directories in the current directory and need to delete?</text:p>
      <text:p text:style-name="Standard">Ans)find . -type d -empty</text:p>
      <text:p text:style-name="Standard"><text:s text:c="8"/>to delete use rm -rf command</text:p>
      <text:p text:style-name="Standard"/>
      <text:p text:style-name="Standard">32)How to find the empty files in current directory?</text:p>
      <text:p text:style-name="Standard">Ans)find . -type f –empty</text:p>
      <text:p text:style-name="Standard"/>
      <text:p text:style-name="Standard">33)How to find the empty lines in particular file and need to remove?</text:p>
      <text:p text:style-name="Standard">Ans)sed -i '/^$/d' &lt;file name&gt;</text:p>
      <text:p text:style-name="Standard"/>
      <text:p text:style-name="Standard">34)What is the umask?</text:p>
      <text:p text:style-name="Standard">Ans)user mask is used to set the permission for the newly created files/directories in linux.</text:p>
      <text:p text:style-name="Standard"/>
      <text:p text:style-name="Standard">35)What<text:s/>is max value of giving to umask?</text:p>
      <text:p text:style-name="Standard">Ans)755 for root user in directories</text:p>
      <text:p text:style-name="Standard"><text:tab/>775 for normal user in directories</text:p>
      <text:p text:style-name="Standard"><text:tab/>664 for root user in files</text:p>
      <text:p text:style-name="Standard"><text:tab/>644 for normal user in files</text:p>
      <text:p text:style-name="Standard"/>
      <text:p text:style-name="Standard">36)what is chmod?</text:p>
      <text:p text:style-name="Standard">Ans)this command is used to set the permission for file and directories.</text:p>
      <text:p text:style-name="Standard"/>
      <text:p text:style-name="Standard">37)How to check ports in linux?</text:p>
      <text:p text:style-name="Standard">Ans)using netstat command we can see the port details</text:p>
      <text:p text:style-name="Standard"><text:s text:c="7"/>eg:netstat -tulap</text:p>
      <text:p text:style-name="Standard"><text:s text:c="6"/>suppose let say ssh port 22 to find</text:p>
      <text:p text:style-name="Standard"><text:s text:c="6"/>netstat -aon | grep -i 22</text:p>
      <text:p text:style-name="Standard"/>
      <text:p text:style-name="Standard">38)What is the default permissions to a file?</text:p>
      <text:p text:style-name="Standard">Ans)default file<text:s/>permission is 666.</text:p>
      <text:p text:style-name="Standard"/>
      <text:p text:style-name="Standard">39)What is the default permissions to a directory?</text:p>
      <text:p text:style-name="Standard">Ans)default file permission is 777.</text:p>
      <text:p text:style-name="Standard"/>
      <text:p text:style-name="Standard">40)<text:s/>What is mkdir command and what is the -v, -p and -m options with mkdir command?</text:p>
      <text:p text:style-name="Standard"><text:s/>Ans)mkdir is a commend <text:s/>To create a directories in Linux.<text:s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WenQuanYi Zen Hei Sharp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lfuvd" style:display-name="ilfuvd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indows User</dc:creator>
    <meta:creation-date>2019-02-05T15:21:00Z</meta:creation-date>
    <dc:date>2019-02-23T07:07:00Z</dc:date>
    <meta:template xlink:href="Normal" xlink:type="simple"/>
    <meta:editing-cycles>7</meta:editing-cycles>
    <meta:editing-duration>PT5520S</meta:editing-duration>
    <meta:document-statistic meta:page-count="4" meta:paragraph-count="15" meta:word-count="1129" meta:character-count="7553" meta:row-count="53" meta:non-whitespace-character-count="6439"/>
  </office:meta>
</office:document-meta>
</file>